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any companies make sugar-free soft drinks, which are flavored by synthetic</text:p>
      <text:p text:style-name="P1">chemicals, the drinks usually contain only one or two calories per serving.</text:p>
      <text:p text:style-name="P1">2. Mr. Leyland played the viola professionally for many years, and he now conducts a</text:p>
      <text:p text:style-name="P1">community orchestra.</text:p>
      <text:p text:style-name="Standard">3. The crab grass was flourishing,but the rest of the lawn, unfortunately, was dying.</text:p>
      <text:p text:style-name="Standard">4. The hill was covered with wildflowers; it was a beautiful sight.</text:p>
      <text:p text:style-name="Standard">5. As I turned around, I heard a loud thump, for the cat had upset the goldfish bowl.</text:p>
      <text:p text:style-name="Standard">6. The artist preferred to paint in oils; he did not like watercolors.</text:p>
      <text:p text:style-name="Standard">7. The house was clean, the table set, and the porch light on; everything was ready</text:p>
      <text:p text:style-name="Standard">for the guests' arrival.</text:p>
      <text:p text:style-name="Standard">8. He looked carefully in the underbrush, but he failed to notice the pair of green</text:p>
      <text:p text:style-name="Standard">eyes staring at him.</text:p>
      <text:p text:style-name="Standard">9. The foundations of the house had been poured but, to his disappointment,</text:p>
      <text:p text:style-name="Standard">nothing else had been done, because of the carpenters' strike.</text:p>
      <text:p text:style-name="Standard">10. The computer could perform millions of operations in a split second; however, it</text:p>
      <text:p text:style-name="Standard">could not think spontaneously.</text:p>
      <text:p text:style-name="P1">11. I thought registration day would be tiring, but I didn't know I'd have to stand in</text:p>
      <text:p text:style-name="P1">so many lines.</text:p>
      <text:p text:style-name="Standard">12. The dog, growling and snarling, snapped at me; I was so frightened that I ran.</text:p>
      <text:p text:style-name="Standard">13. The snowstorm dumped twelve inches of snow on the interstate; subsequently,</text:p>
      <text:p text:style-name="Standard">the state police closed the road.</text:p>
      <text:p text:style-name="Standard">14. Professors are supposed to be absent-minded, and I've seen plenty of evidence to</text:p>
      <text:p text:style-name="Standard">support that claim since I've been in college.</text:p>
      <text:p text:style-name="Standard">15. The suspect said that he had never met the victim; however, the detective knew</text:p>
      <text:p text:style-name="Standard">that he was lying.</text:p>
      <text:p text:style-name="Standard">16. In the first place, it was snowing too hard to see the road; in the second place, we</text:p>
      <text:p text:style-name="Standard">had no chains.</text:p>
      <text:p text:style-name="Standard">17. I have read Soul on Ice, but I have not read The Invisible Man.</text:p>
      <text:p text:style-name="Standard">18. San Francisco is my favorite city; in fact, I plan to spend two weeks there this</text:p>
      <text:p text:style-name="Standard">summer.</text:p>
      <text:p text:style-name="Standard">19. The quarterback made a brilliant pass, and the end crossed the goal line for the</text:p>
      <text:p text:style-name="Standard">winning touchdown.</text:p>
      <text:p text:style-name="Standard">20. Large supermarkets fascinate me; I can find everything from frozen chow mein</text:p>
      <text:p text:style-name="Standard">to soybean flour in one place.</text:p>
      <text:p text:style-name="Standard">21. Ron and Mike were both in English class this morning; they gave an interesting</text:p>
      <text:p text:style-name="Standard">presentation on their research.</text:p>
      <text:p text:style-name="Standard">22. The obstacles are not insurmountable; but they are real and formidable.</text:p>
      <text:p text:style-name="Standard">23. Riding a bicycle is excellent exercise; I ride mine every day.</text:p>
      <text:p text:style-name="Standard">24. I am not interested in a trip to Asia this year; however, I would like to go to</text:p>
      <text:p text:style-name="Standard">Europe.</text:p>
      <text:p text:style-name="Standard">25. Not all highly educated people enjoy traveling, but many world travelers are</text:p>
      <text:p text:style-name="Standard">particularly well educated.</text:p>
      <text:p text:style-name="Standard">26. Jack worked overtime to pay off his education debts; at least, that was his</text:p>
      <text:p text:style-name="Standard">explanation for his long hours.</text:p>
      <text:p text:style-name="Standard">27. Katherine has given up smoking about five times, but she cannot seem to break</text:p>
      <text:p text:style-name="Standard">the habit.</text:p>
      <text:p text:style-name="Standard">28. His work may be almost totally forgotten, but he would certainly be surprised to</text:p>
      <text:p text:style-name="Standard">see how much current scholarship simply echoes his ideas.</text:p>
      <text:p text:style-name="Standard">29. Our dog seems to have a built-in alarm clock; he wakes us up at exactly the same</text:p>
      <text:p text:style-name="Standard"><text:soft-page-break/>time every morning.</text:p>
      <text:p text:style-name="Standard">30. The passengers on the plane were initially alarmed by the loss of altitude, but</text:p>
      <text:p text:style-name="Standard">the pilot and the crew kept them calm.</text:p>
      <text:p text:style-name="Standard">31. I realized at once that something was wrong; I was not, however, the only person</text:p>
      <text:p text:style-name="Standard">who was concerned.</text:p>
      <text:p text:style-name="P1">32. I had to complete the assignment by Friday, otherwise, I would have failed the</text:p>
      <text:p text:style-name="P1">course.</text:p>
      <text:p text:style-name="Standard">33. Ralph decided to be a chemist, but he changed his mind after taking Chem. 121.</text:p>
      <text:p text:style-name="Standard">34. I finished reading The Nation, and then I went to bed.</text:p>
      <text:p text:style-name="Standard">35. We always go to the mountains in the fall; they are at their prettiest at that time</text:p>
      <text:p text:style-name="Standard">of year.</text:p>
      <text:p text:style-name="Standard">36. Tim went to the candy store quite often; the clerk even knew his name.</text:p>
      <text:p text:style-name="Standard">37. Criticism of capitalist expansionism does not surface in most discussions of the</text:p>
      <text:p text:style-name="Standard">worldwide ecological crisis; indeed, proposed solutions rarely deviate from a basic</text:p>
      <text:p text:style-name="Standard">message of further technological "progress."</text:p>
      <text:p text:style-name="Standard">38. The president has pledged to cut taxes repeatedly, and the public has responded</text:p>
      <text:p text:style-name="Standard">enthusiastically.</text:p>
      <text:p text:style-name="P1">39. The office was closed consequently; I could not pay my bill.</text:p>
      <text:p text:style-name="Standard">40. The air was beautifully clear; it was a lovely da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0:16:14.260462776</meta:creation-date>
    <dc:date>2021-02-23T10:23:29.548019150</dc:date>
    <meta:editing-duration>PT7M15S</meta:editing-duration>
    <meta:editing-cycles>1</meta:editing-cycles>
    <meta:document-statistic meta:table-count="0" meta:image-count="0" meta:object-count="0" meta:page-count="2" meta:paragraph-count="68" meta:word-count="715" meta:character-count="3968" meta:non-whitespace-character-count="3321"/>
    <meta:generator>LibreOffice/7.1.0.3$Linux_X86_64 LibreOffice_project/10$Build-3</meta:generator>
  </office:meta>
</office:document-meta>
</file>